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 fo:font-weight="bold"/>
    </style:style>
    <style:style style:name="Im1" style:family="graphic" style:parent-style-name="Graphics">
      <style:graphic-properties text:anchor-type="paragraph" style:wrap="none"/>
    </style:style>
    <style:style style:name="T3" style:family="text">
      <style:text-properties fo:font-size="25pt" fo:font-weight="bold"/>
    </style:style>
    <style:style style:name="Im2" style:family="graphic" style:parent-style-name="Graphics">
      <style:graphic-properties text:anchor-type="paragraph" style:wrap="none"/>
    </style:style>
    <style:style style:name="Imc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T4" style:family="text">
      <style:text-properties fo:font-size="20pt" fo:font-weight="bold" style:text-underline-style="solid" style:text-underline-width="auto" style:text-underline-color="font-color"/>
    </style:style>
  </office:automatic-styles>
  <office:body>
    <office:text>
      <text:p text:style-name="P1"><text:span text:style-name="T2">Images</text:span></text:p>
      <text:p text:style-name="P1"><draw:frame draw:style-name="Im1" draw:name="Image1" text:anchor-type="paragraph" svg:width="100px" svg:height="100px" draw:z-index="0">
            <draw:image xlink:href="Pictures/Image1.jpg" xlink:type="simple" xlink:show="embed" xlink:actuate="onLoad"/>
        </draw:frame></text:p>
      <text:p text:style-name="P1"><text:span text:style-name="T3">Custom image</text:span></text:p>
      <text:p text:style-name="P1"><draw:frame draw:style-name="Im2" draw:name="Image2" text:anchor-type="paragraph" svg:width="300px" svg:height="8cm" draw:z-index="0">
					<draw:text-box fo:min-height="7.999cm">
                        <text:p text:style-name="Caption">
                            <draw:frame draw:style-name="Caption" draw:name="Image2" text:anchor-type="paragraph" svg:width="7.938cm" style:rel-width="100%" svg:height="7.999cm" style:rel-height="scale" draw:z-index="2">
                                <draw:image xlink:href="Pictures/Image2.jpg" xlink:type="simple" xlink:show="embed" xlink:actuate="onLoad"/>
                            </draw:frame>
                            <text:span text:style-name="T4">Some image name</text:span>
                        </text:p>
                    </draw:text-box>
    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4-04T20:17:52Z</meta:creation-date>
    <dc:date>2025-04-04T20:17:52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Image1.jpg" manifest:media-type="image/jpeg"/>
  <manifest:file-entry manifest:full-path="Pictures/Image2.jpg" manifest:media-type="image/jpeg"/>
</manifest:manifest>
</file>